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49ef" officeooo:paragraph-rsid="000f49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9T11:17:43.417216474</meta:creation-date>
    <dc:date>2025-06-09T11:18:36.217370450</dc:date>
    <meta:editing-duration>PT53S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  <meta:generator>LibreOffice/7.3.7.2$Linux_X86_64 LibreOffice_project/30$Build-2</meta:generator>
  </office:meta>
</office:document-meta>
</file>